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3" fo:font-size="11pt" fo:language="zxx" fo:country="none" fo:font-weight="normal" officeooo:paragraph-rsid="0005b996" style:font-size-asian="11pt" style:language-asian="zxx" style:country-asian="none" style:font-weight-asian="normal" style:font-name-complex="Times New Roman2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3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justify" style:justify-single-word="false"/>
      <style:text-properties style:font-name="Calibri3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</style:style>
    <style:style style:name="P14" style:family="paragraph" style:parent-style-name="UrbanBody">
      <style:paragraph-properties fo:text-align="justify" style:justify-single-word="false"/>
      <style:text-properties style:use-window-font-color="true" style:font-name="Calibri3" fo:font-size="11pt" style:font-size-asian="11pt" style:font-size-complex="11pt"/>
    </style:style>
    <style:style style:name="P15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05b996"/>
    </style:style>
    <style:style style:name="T10" style:family="text">
      <style:text-properties style:font-name="Calibri4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.307cm" svg:width="7.128cm" draw:z-index="0"><draw:text-box fo:min-height="5.226cm"><text:p text:style-name="P7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2">Import depuis header.odt</text:span></text:p></draw:text-box></draw:frame><text:span text:style-name="T10"><text:text-input text:description="">tool.getCityName()</text:text-input></text:span>, le <text:span text:style-name="T10"><text:text-input text:description="">licence_view.format_date()</text:text-input></text:span></text:p>
      <text:p text:style-name="P8"/>
      <text:p text:style-name="P8"><text:s text:c="26"/></text:p>
      <text:p text:style-name="P2"/>
      <text:p text:style-name="P2"/>
      <text:p text:style-name="P2"><draw:frame draw:style-name="fr2" draw:name="Cadre1" text:anchor-type="paragraph" svg:x="9.273cm" svg:y="0.129cm" svg:width="7.631cm" svg:height="3.193cm" draw:z-index="1"><draw:text-box><text:p text:style-name="Frame_20_contents"><office:annotation><dc:creator>Gauthier Bastien</dc:creator><dc:date>2011-02-16T14:49:10</dc:date><text:p text:style-name="P16"><text:span text:style-name="T11">do text if not len(self.getApplicants()) &gt; 1</text:span></text:p><text:p text:style-name="P16"><text:span text:style-name="T11">from xhtml(</text:span><text:span text:style-name="T12">tool.decorateHTML('UrbanAddress', </text:span><text:span text:style-name="T11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6"><text:span text:style-name="T11">do text if </text:span><text:span text:style-name="T12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5"><office:annotation><dc:creator>Gauthier Bastien</dc:creator><dc:date>2011-02-17T09:18:17</dc:date><text:p text:style-name="P1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5">INFORMATION RELATIVE A LA PROROGATION DE VOTRE DEMANDE DE PERMIS D'URBANIS<text:span text:style-name="T9">ATION</text:span></text:p>
      <text:p text:style-name="P13"/>
      <text:p text:style-name="P13"><text:span text:style-name="T4"><office:annotation><dc:creator>Gauthier Bastien</dc:creator><dc:date>2011-01-13T14:56:41</dc:date><text:p text:style-name="P16"><text:span text:style-name="T11">do text</text:span></text:p><text:p text:style-name="P16"><text:span text:style-name="T11">from document(at=reference, format='odt')</text:span></text:p></office:annotation></text:span>Import depuis reference.odt</text:p>
      <text:p text:style-name="P13"/>
      <text:p text:style-name="P13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3"><text:span text:style-name="T3">Objet :</text:span> <text:text-input text:description="Objet des travaux">self.getLicenceSubject()</text:text-input></text:p>
      <text:p text:style-name="P13"><text:span text:style-name="T3">Situation :</text:span> <text:text-input text:description="Situation des travaux">self.getWorkLocationSignaletic()</text:text-input></text:p>
      <text:p text:style-name="P13"><text:span text:style-name="T3">Référence cadastrale :</text:span> <text:text-input text:description="Bien-Parcelles">licence_view.get_parcels()</text:text-input></text:p>
      <text:p text:style-name="P13"/>
      <text:p text:style-name="P13"/>
      <text:p text:style-name="P13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6"><text:span text:style-name="T12">do text if len(self.getApplicants()) &gt; 1</text:span></text:p></office:annotation><text:span text:style-name="T5">&lt;%Titre%&gt;</text:span>,</text:p>
      <text:p text:style-name="P13"/>
      <text:p text:style-name="P14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12"><text:span text:style-name="T7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7">Par la présente, nous vous informons que notre Collège Communal du </text:span><text:span text:style-name="T7"><text:text-input text:description="Date de la séance du collège">tool.formatDate(urbanEventObj.getDecisionDate())</text:text-input></text:span><text:span text:style-name="T7"><text:s/>a décidé de proroger de 30 jours le délai d'instruction de votre demande de permis et ce, conformément à l'article D.IV.46 du Code de Développement Territorial.</text:span></text:p>
      <text:p text:style-name="P11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13"/>
      <text:p text:style-name="P13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3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9"/>
      <text:p text:style-name="P9"/>
      <text:p text:style-name="P10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6.1.5.2$Linux_X86_64 LibreOffice_project/10$Build-2</meta:generator>
    <dc:date>2019-05-07T15:48:57.097367159</dc:date>
    <meta:editing-duration>PT3H2M18S</meta:editing-duration>
    <meta:editing-cycles>71</meta:editing-cycles>
    <dc:creator>bleybaert</dc:creator>
    <meta:document-statistic meta:table-count="0" meta:image-count="0" meta:object-count="0" meta:page-count="1" meta:paragraph-count="22" meta:word-count="194" meta:character-count="1491" meta:non-whitespace-character-count="1319"/>
  </office:meta>
</office:document-meta>
</file>